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9B0000001C05BBEFE44A21A1BF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ela1" style:family="table">
      <style:table-properties style:width="17cm" fo:margin-left="0cm" table:align="left"/>
    </style:style>
    <style:style style:name="Tabela1.A" style:family="table-column">
      <style:table-column-properties style:column-width="17cm"/>
    </style:style>
    <style:style style:name="Tabela1.A1" style:family="table-cell">
      <style:table-cell-properties fo:padding="0.097cm" fo:border="0.25pt solid #000000" style:writing-mode="lr-tb"/>
    </style:style>
    <style:style style:name="Tabela2" style:family="table">
      <style:table-properties style:width="17.103cm" fo:margin-left="-0.092cm" table:align="left"/>
    </style:style>
    <style:style style:name="Tabela2.A" style:family="table-column">
      <style:table-column-properties style:column-width="17.103cm"/>
    </style:style>
    <style:style style:name="Tabela2.A1" style:family="table-cell">
      <style:table-cell-properties fo:padding="0.097cm" fo:border="0.25pt solid #000000" style:writing-mode="lr-tb"/>
    </style:style>
    <style:style style:name="Tabela2.A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margin-top="0cm" fo:margin-bottom="0cm" loext:contextual-spacing="false" fo:line-height="100%"/>
    </style:style>
    <style:style style:name="P2" style:family="paragraph" style:parent-style-name="Table_20_Contents">
      <style:paragraph-properties fo:margin-top="0cm" fo:margin-bottom="0cm" loext:contextual-spacing="false" fo:line-height="100%"/>
    </style:style>
    <style:style style:name="P3" style:family="paragraph" style:parent-style-name="Table_20_Contents">
      <style:text-properties officeooo:rsid="000d6158" officeooo:paragraph-rsid="000d6158"/>
    </style:style>
    <style:style style:name="P4" style:family="paragraph" style:parent-style-name="Heading_20_1" style:master-page-name="MP0">
      <style:paragraph-properties style:page-number="auto" fo:break-before="page"/>
    </style:style>
    <style:style style:name="T1" style:family="text">
      <style:text-properties officeooo:rsid="000d6158"/>
    </style:style>
    <style:style style:name="T2" style:family="text">
      <style:text-properties officeooo:rsid="001026cc"/>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rabalho de Conclusão de Curso Extensionista</text:h>
      <text:p text:style-name="Standard"/>
      <table:table table:name="Tabela1" table:style-name="Tabela1">
        <table:table-column table:style-name="Tabela1.A"/>
        <table:table-row>
          <table:table-cell table:style-name="Tabela1.A1" office:value-type="string">
            <text:p text:style-name="Table_20_Contents">Coordenador: Prof. Sergio Yoshioka</text:p>
          </table:table-cell>
        </table:table-row>
      </table:table>
      <text:p text:style-name="P1"/>
      <table:table table:name="Tabela2" table:style-name="Tabela2">
        <table:table-column table:style-name="Tabela2.A"/>
        <table:table-row>
          <table:table-cell table:style-name="Tabela2.A1" office:value-type="string">
            <text:p text:style-name="Table_20_Contents">1. Título: Desenvolvimento de Sistemas de Informação para o Setor Automotivo</text:p>
            <text:p text:style-name="Table_20_Contents"/>
          </table:table-cell>
        </table:table-row>
        <table:table-row>
          <table:table-cell table:style-name="Tabela2.A2" office:value-type="string">
            <text:p text:style-name="Table_20_Contents">2. Curso: Sistemas de Informação</text:p>
            <text:p text:style-name="Table_20_Contents"/>
          </table:table-cell>
        </table:table-row>
        <table:table-row>
          <table:table-cell table:style-name="Tabela2.A2" office:value-type="string">
            <text:p text:style-name="Table_20_Contents">3. Área / Sub-área – Tecnologia da Informação</text:p>
          </table:table-cell>
        </table:table-row>
        <table:table-row>
          <table:table-cell table:style-name="Tabela2.A2" office:value-type="string">
            <text:p text:style-name="Table_20_Contents">4. Professor responsável: Profª. MSª. Jessica Freitas </text:p>
            <text:p text:style-name="Table_20_Contents"/>
          </table:table-cell>
        </table:table-row>
        <table:table-row>
          <table:table-cell table:style-name="Tabela2.A2" office:value-type="string">
            <text:p text:style-name="Table_20_Contents">5. Apresentação</text:p>
            <text:p text:style-name="Table_20_Contents">5.1. Objetivo do projeto: demonstrar por meio de metodologias e procedimentos de pesquisa a utilização dos conceitos e conteúdo das disciplinas do segundo semestre de Sistemas de Informação da instituição de ensino UNISAL.</text:p>
            <text:p text:style-name="Table_20_Contents"/>
            <text:p text:style-name="Table_20_Contents">5.2. Público-alvo: Acadêmicos de modo geral, tantos professores quanto alunos interessados em conhecimento teórico e informações para futuras pesquisas.</text:p>
            <text:p text:style-name="Table_20_Contents">5.2.2. A empresa na qual o Projeto Integrado irá ser implementado, que poderá aplicar novos conceitos operacionais e de gestão de negócios.</text:p>
            <text:p text:style-name="Table_20_Contents">5.3. Período de realização do projeto (datas e horários)</text:p>
            <text:p text:style-name="Table_20_Contents">Projeto iniciado dia 26 de agosto de 2019 e será encerrado no dia 22 de dezembro de 2019.</text:p>
            <text:p text:style-name="Table_20_Contents"/>
            <text:p text:style-name="Table_20_Contents">5.4. Equipe Docente: Jéssica Aparecida Paulino Freitas (Interface Humano Computador), Jéssica Aparecida Paulino Freitas (Qualidade de Software), Oclair Prado (Gerencia de Projetos), Oclair Prado (Sistemas Distribuídos), Geraldo Vitorio Biagge (Estatística), Paulo Kacelnik (Processo de Desenvolvimento de Software), Oclair Prado (Programação Comercial), Jéssica Aparecida Paulino Freitas (Estagio Supervisionado II).</text:p>
            <text:p text:style-name="Table_20_Contents">5.4.1. Equipe Discente: Jair Antônio Montanheiro Júnior, Márcio Barbosa Filho, Thiago Todero Sartore, Giovani Rosim Bassani</text:p>
            <text:p text:style-name="Table_20_Contents"/>
            <text:p text:style-name="Table_20_Contents"><text:soft-page-break/></text:p>
            <text:p text:style-name="Table_20_Contents">5.5. Parceiros: DEF Alinhamento Técnico</text:p>
            <text:p text:style-name="Table_20_Contents"/>
            <text:p text:style-name="Table_20_Contents"/>
          </table:table-cell>
        </table:table-row>
        <table:table-row>
          <table:table-cell table:style-name="Tabela2.A2" office:value-type="string">
            <text:p text:style-name="Table_20_Contents">6. Metas a serem atingidas:</text:p>
            <text:p text:style-name="Table_20_Contents">6.1 Buscar o cumprimento dos objetivos propostos no projeto integrado focando na multidisciplinaridade como forma de estudo, tendo a possibilidade de aplicação envolvendo um problema real em parceria com uma empresa atuante no mercado de trabalho.</text:p>
            <text:p text:style-name="Table_20_Contents">6.2 Utilização de trabalho em equipe para elaboração de resultados.</text:p>
            <text:p text:style-name="Table_20_Contents">6.3 Aplicação de metodologias de pesquisa como forma de extração de informações.</text:p>
            <text:p text:style-name="Table_20_Contents">6.4 Possibilitar a interação direta com o público geral.</text:p>
            <text:p text:style-name="Table_20_Contents">6.5 Capacidade de vivenciar na prática a complexa aplicação das disciplinas propostas em aula.</text:p>
            <text:p text:style-name="Table_20_Contents"/>
            <text:p text:style-name="Table_20_Contents"/>
          </table:table-cell>
        </table:table-row>
        <table:table-row>
          <table:table-cell table:style-name="Tabela2.A2" office:value-type="string">
            <text:p text:style-name="Table_20_Contents">7. Metodologia de trabalho</text:p>
            <text:p text:style-name="Table_20_Contents">7.1. Descrição da metodologia e procedimentos de pesquisa:</text:p>
            <text:p text:style-name="Table_20_Contents">Este tipo de metodologia e seus procedimentos são utilizados para o aprofundamento de pesquisas investigativas de uma organização para que seja identificada que tipo de problemas o ambiente organizacional está necessitando de soluções. Para que isso ocorra e necessário se utilizar das pesquisas exploratória, bibliográfica, documental e estudo de caso, no intuito de colher todos os dados possíveis para que sejam feitas análises aprofundadas, sendo assim, o aluno conseguira identificar os problemas tratáveis existentes. Por meio desses dados será encontrado uma solução adequada para o problema.</text:p>
            <text:p text:style-name="Table_20_Contents">7.2. Cronograma de atividades:</text:p>
            <text:p text:style-name="Table_20_Contents">16/08/2019 – Desenvolvimento Cap.1 e Cap.2 + reunião de acompanhamento</text:p>
            <text:p text:style-name="Table_20_Contents">23/08/2019 – Desenvolvimento Cap.1 e Cap.2 + reunião de acompanhamento</text:p>
            <text:p text:style-name="Table_20_Contents">30/08/2019 – Desenvolvimento Cap.1 e Cap.2 + reunião de acompanhamento</text:p>
            <text:p text:style-name="Table_20_Contents">06/09/2019 – Entrega 1 – p.09 do manual</text:p>
            <text:p text:style-name="Table_20_Contents">13/09/2019 - Desenvolvimento Cap.3 e Carta de Intenção + reunião de acompanhamento</text:p>
            <text:p text:style-name="Table_20_Contents">20/09/2019 - Desenvolvimento Cap.3 + reunião de acompanhamento</text:p>
            <text:p text:style-name="Table_20_Contents">27/09/2019 - Entrega 2 – p. 10 do manual</text:p>
            <text:p text:style-name="Table_20_Contents"><text:soft-page-break/>04/10/2019 – Desenvolvimento Cap.3, Cap.4 e Conclusão + reunião de acompanhamento</text:p>
            <text:p text:style-name="Table_20_Contents">11/10/2019 - Desenvolvimento Cap.3, Cap.4 e Conclusão + reunião de acompanhamento</text:p>
            <text:p text:style-name="Table_20_Contents">18/10/2019 – Desenvolvimento Cap.3, Cap.4 e Conclusão + reunião de acompanhamento</text:p>
            <text:p text:style-name="Table_20_Contents">25/10/2019 – Entrega 3 – p.10 do manual</text:p>
            <text:p text:style-name="Table_20_Contents">01/11/2019 – Revisão e reunião de acompanhamento com todos os grupos</text:p>
            <text:p text:style-name="Table_20_Contents">08/11/2019 – Preparação para a apresentação do 1o Exame de Qualificação</text:p>
            <text:p text:style-name="Table_20_Contents">15/11/2019 – FERIADO</text:p>
            <text:p text:style-name="Table_20_Contents">22/11/2019 – Correção pós banca e ajustes.</text:p>
            <text:p text:style-name="Table_20_Contents">29/11/2019 – Entrega da versão final corrigida [monografia, anexos, software e outros].</text:p>
            <text:p text:style-name="Table_20_Contents">06/12/2019 – Esclarecimentos de dúvidas e devolutivas</text:p>
            <text:p text:style-name="Table_20_Contents">13/12/2019 - Encerramento</text:p>
          </table:table-cell>
        </table:table-row>
        <table:table-row>
          <table:table-cell table:style-name="Tabela2.A2" office:value-type="string">
            <text:p text:style-name="Table_20_Contents">8. Eixos temáticos</text:p>
            <text:p text:style-name="P2">( <text:s/>) Comunicação</text:p>
            <text:p text:style-name="P2">( <text:s/>) Cultura</text:p>
            <text:p text:style-name="P2">( <text:s/>) Direitos Humanos</text:p>
            <text:p text:style-name="P2">( <text:s/>) Educação</text:p>
            <text:p text:style-name="P2">( <text:s/>) Étnico-Racial</text:p>
            <text:p text:style-name="P2">( <text:s/>) Meio Ambiente</text:p>
            <text:p text:style-name="P2">( <text:s/>) Saúde</text:p>
            <text:p text:style-name="P2">(X) Tecnologia e produção</text:p>
            <text:p text:style-name="P2">( <text:s/>) Trabalho</text:p>
            <text:p text:style-name="P2">( <text:s/>) Empreendedorismo Social</text:p>
          </table:table-cell>
        </table:table-row>
        <table:table-row>
          <table:table-cell table:style-name="Tabela2.A2" office:value-type="string">
            <text:p text:style-name="Table_20_Contents">9. Resultados esperados: <text:span text:style-name="T1">Melhorias nos processos organizacionais, elevar o conhecimento dos colaboradores da organização em como se adaptar nas situações adversas seja de forma positiva ou não, e auxiliar a organização a elevar sua receita.</text:span></text:p>
          </table:table-cell>
        </table:table-row>
        <table:table-row>
          <table:table-cell table:style-name="Tabela2.A2" office:value-type="string">
            <text:p text:style-name="Table_20_Contents">10. Impacto social causado pelo projeto:</text:p>
            <text:p text:style-name="P3">Não se aplica.</text:p>
          </table:table-cell>
        </table:table-row>
      </table:table>
      <text:p text:style-name="P1"/>
      <text:p text:style-name="P1">Americana, 26 de agosto de 2019</text:p>
      <text:p text:style-name="P1"/>
      <text:p text:style-name="P1"/>
      <text:p text:style-name="P1"/>
      <text:p text:style-name="P1"/>
      <text:p text:style-name="P1">___________________________________</text:p>
      <text:p text:style-name="P1">Profª. M<text:span text:style-name="T2">a</text:span>. Jessica Paulino de Freita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t" fo:country="BR" fo:font-style="normal" style:text-underline-style="none" fo:font-weight="normal" style:letter-kerning="true" fo:background-color="transparent" style:font-name-asian="Noto Sans CJK SC Regular"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erif" fo:font-family="'Liberation Serif'" style:font-family-generic="roman" style:font-pitch="variable" fo:font-weight="bold" style:font-name-asian="SimSun" style:font-family-asian="SimSun" style:font-family-generic-asian="system" style:font-pitch-asian="variable" style:font-weight-asian="bold" style:font-name-complex="Mangal" style:font-family-complex="Mangal" style:font-family-generic-complex="roman" style:font-pitch-complex="variable"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Head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Table_20_Contents" style:display-name="Table Contents" style:family="paragraph" style:parent-style-name="Text_20_body" style:class="extra">
      <style:paragraph-properties fo:hyphenation-ladder-count="no-limit" text:number-lines="false" text:line-number="0"/>
      <style:text-properties fo:hyphenate="false"/>
    </style:style>
    <style:style style:name="Fonte_20_parág._20_padrão" style:display-name="Fonte parág. padrão"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998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draw:frame draw:style-name="Mfr1" draw:name="Figura1" text:anchor-type="paragraph" svg:x="-2.619cm" svg:y="-2cm" svg:width="21.001cm" style:rel-width="scale" svg:height="3.792cm" style:rel-height="scale" draw:z-index="2"><draw:image xlink:href="Pictures/10000201000009B0000001C05BBEFE44A21A1BF7.png" xlink:type="simple" xlink:show="embed" xlink:actuate="onLoad" loext:mime-type="image/png"/></draw:frame></text:p>
        <text:p text:style-name="Header"/>
        <text:p text:style-nam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2.2$Windows_X86_64 LibreOffice_project/2b840030fec2aae0fd2658d8d4f9548af4e3518d</meta:generator>
    <meta:initial-creator>Cristiano de Jesus</meta:initial-creator>
    <meta:creation-date>2019-08-26T17:36:00Z</meta:creation-date>
    <dc:date>2019-09-15T21:05:31.812000000</dc:date>
    <meta:print-date>2018-03-11T13:55:00Z</meta:print-date>
    <meta:editing-cycles>9</meta:editing-cycles>
    <meta:editing-duration>PT2H34S</meta:editing-duration>
    <meta:document-statistic meta:table-count="2" meta:image-count="1" meta:object-count="0" meta:page-count="3" meta:paragraph-count="60" meta:word-count="640" meta:character-count="4490" meta:non-whitespace-character-count="3883"/>
    <meta:template xlink:type="simple" xlink:actuate="onRequest" xlink:title="" xlink:href="Normal"/>
  </office:meta>
</office:document-meta>
</file>